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ystem" style:font-pitch="variable"/>
    <style:font-face style:name="FreeSans1" svg:font-family="FreeSans"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1">
      <style:paragraph-properties fo:margin-top="0cm" fo:margin-bottom="0cm" style:contextual-spacing="false"/>
    </style:style>
    <style:style style:name="P3" style:family="paragraph" style:parent-style-name="Text_20_body">
      <style:text-properties officeooo:rsid="000bd6de" officeooo:paragraph-rsid="000bd6de"/>
    </style:style>
    <text:list-style style:name="L1">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EJERCICIOS DOM</text:p>
      <text:p text:style-name="Text_20_body">Ejercicio 11</text:p>
      <text:p text:style-name="Text_20_body">A partir de la página web proporcionada y utilizando las funciones DOM, mostrar por pantalla la siguiente información:</text:p>
      <text:list xml:id="list3179324401" text:style-name="L1">
        <text:list-item>
          <text:p text:style-name="P2">Número de enlaces de la página </text:p>
        </text:list-item>
        <text:list-item>
          <text:p text:style-name="P2">Dirección a la que enlaza el penúltimo enlace </text:p>
        </text:list-item>
        <text:list-item>
          <text:p text:style-name="P2">Numero de enlaces que enlazan a http://prueba </text:p>
        </text:list-item>
        <text:list-item>
          <text:p text:style-name="P1">Número de enlaces del tercer párrafo </text:p>
        </text:list-item>
      </text:list>
      <text:p text:style-name="Text_20_body"/>
      <text:p text:style-name="Text_20_body">Ejercicio 12</text:p>
      <text:p text:style-name="Text_20_body">Completar el código JavaScript proporcionado para que cuando se pinche sobre el enlace se muestre completo el contenido de texto. Además, el enlace debe dejar de mostrarse después de pulsarlo por primera vez. La acción de pinchar sobre un enlace forma parte de los "Eventos" de JavaScript que se ven en el siguiente capítulo. En este ejercicio, sólo se debe saber que al pinchar sobre el enlace, se ejecuta la función llamada <text:span text:style-name="Source_20_Text">muestra()</text:span>.</text:p>
      <text:p text:style-name="Text_20_body"/>
      <text:p text:style-name="Text_20_body">Ejercicio 13</text:p>
      <text:p text:style-name="Text_20_body">Completar el código JavaScript proporcionado para que se añadan nuevos elementos a la lista cada vez que se pulsa sobre el botón. Utilizar las funciones DOM para crear nuevos nodos y añadirlos a la lista existente. Al igual que sucede en el ejercicio anterior, la acción de pinchar sobre un botón forma parte de los "Eventos" de JavaScript que se ven en el siguiente capítulo. En este ejercicio, sólo se debe saber que al pinchar sobre el botón, se ejecuta la función llamada <text:span text:style-name="Source_20_Text">anade()</text:span>.</text:p>
      <text:p text:style-name="Text_20_body"/>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ystem" style:font-pitch="variable"/>
    <style:font-face style:name="FreeSans1" svg:font-family="FreeSans"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1" style:font-family-complex="FreeSans" style:font-family-generic-complex="swiss" style:language-complex="zxx" style:country-complex="none"/>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1-21T21:42:47.231121556</meta:creation-date>
    <dc:date>2021-11-21T21:43:25.748324559</dc:date>
    <meta:editing-duration>PT39S</meta:editing-duration>
    <meta:editing-cycles>1</meta:editing-cycles>
    <meta:document-statistic meta:table-count="0" meta:image-count="0" meta:object-count="0" meta:page-count="1" meta:paragraph-count="11" meta:word-count="214" meta:character-count="1256" meta:non-whitespace-character-count="1053"/>
    <meta:generator>LibreOffice/7.2.2.2$Linux_X86_64 LibreOffice_project/20$Build-2</meta:generator>
  </office:meta>
</office:document-meta>
</file>